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62466" officeooo:paragraph-rsid="00262466"/>
    </style:style>
    <style:style style:name="P2" style:family="paragraph" style:parent-style-name="Standard">
      <style:text-properties officeooo:rsid="00262466" officeooo:paragraph-rsid="00262466"/>
    </style:style>
    <style:style style:name="T1" style:family="text">
      <style:text-properties officeooo:rsid="0023df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Emphasis">[in the hospital room]</text:span></text:p>
      <text:p text:style-name="Text_20_body"><text:span text:style-name="T2">Crystal Wind</text:span>: <text:span text:style-name="Emphasis">[in a hushed voice]</text:span> Oh good, it seems he's finally coming around.</text:p>
      <text:p text:style-name="Text_20_body"><text:span text:style-name="T2">Dreamspinner</text:span>: <text:span text:style-name="Emphasis">[Forcefully whispering]</text:span> Shh! Hold your <text:span text:style-name="T1">wings</text:span>! He just woke from a nightmare - have some empathy. I know you came to ask what happened, but now's not the time for an interrogation.</text:p>
      <text:p text:style-name="Text_20_body"><text:span text:style-name="T2">Crystal Wind</text:span>: <text:span text:style-name="Emphasis">[Taken aback]</text:span> I didn't mean... I only wanted to understand events from his perspective. I already sent a research team, but...</text:p>
      <text:p text:style-name="Text_20_body"><text:span text:style-name="T2">Dreamspinner</text:span>: <text:span text:style-name="Emphasis">[Cutting h</text:span><text:span text:style-name="Emphasis"><text:span text:style-name="T1">im</text:span></text:span><text:span text:style-name="Emphasis"> off]</text:span> Enough! Look at him - he's haunted. Bombarding him with questions will only overwhelm. Let's give him space to process this tragedy on his own <text:span text:style-name="T1">terms</text:span>.</text:p>
      <text:p text:style-name="Text_20_body"><text:span text:style-name="Emphasis">[</text:span><text:span text:style-name="Emphasis"><text:span text:style-name="T3">Approaching bedside</text:span></text:span><text:span text:style-name="Emphasis">]</text:span> I'm glad to see you stirring, <text:span text:style-name="T1">Opple</text:span>. Take all the time you need - there's no pressure or judgment here. Just focus on your recovery. <text:span text:style-name="T1">Make your dreams away from that nightmare.</text:span></text:p>
      <text:p text:style-name="Text_20_body"><text:span text:style-name="Emphasis">[Backing Crystal Wind towards door]</text:span> Come now <text:span text:style-name="T1">my friend</text:span>, he needs rest, not an audience. Let's let him be...he has enough weighing on his mind.</text:p>
      <text:p text:style-name="Standard"/>
      <text:p text:style-name="Standard"/>
      <text:p text:style-name="Standard"/>
      <text:p text:style-name="P2">[Later]</text:p>
      <text:p text:style-name="P2"/>
      <text:p text:style-name="P2"/>
      <text:p text:style-name="P1"><text:span text:style-name="T2">Opple</text:span>: <text:span text:style-name="Emphasis">[Exasperated]</text:span> How many times do I have to say it? I don't remember anything after we entered the artifact chamber. My mind's still a fog... <text:span text:style-name="Emphasis">[Trails off]</text:span></text:p>
      <text:p text:style-name="Text_20_body"><text:span text:style-name="T2">Dreamspinner</text:span>: <text:span text:style-name="Emphasis">[Gently]</text:span> Enough questions for now. Physically you seem to have healed, but mentally...not so much.</text:p>
      <text:p text:style-name="Text_20_body"><text:span text:style-name="Emphasis">[Hooves ticket on table]</text:span> I booked you a ticket to Canterlot. Stay at my place there - get away from all this and clear your head. Don't worry about a timeline; take all the time you need to work through this at your own pac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43:44.586370150</meta:creation-date>
    <meta:generator>LibreOffice/7.3.7.2$Linux_X86_64 LibreOffice_project/30$Build-2</meta:generator>
    <dc:date>2024-09-06T20:48:40.396989536</dc:date>
    <meta:editing-duration>PT49M14S</meta:editing-duration>
    <meta:editing-cycles>8</meta:editing-cycles>
    <meta:document-statistic meta:table-count="0" meta:image-count="0" meta:object-count="0" meta:page-count="1" meta:paragraph-count="11" meta:word-count="253" meta:character-count="1457" meta:non-whitespace-character-count="1215"/>
  </office:meta>
</office:document-meta>
</file>